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cm" fo:border="non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49cm" style:rel-column-width="16383*"/>
    </style:style>
    <style:style style:name="Tabela6.D" style:family="table-column">
      <style:table-column-properties style:column-width="4.251cm" style:rel-column-width="16386*"/>
    </style:style>
    <style:style style:name="Tabela6.A1" style:family="table-cell">
      <style:table-cell-properties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style:writing-mode="pag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2.311cm" style:rel-column-width="8907*"/>
    </style:style>
    <style:style style:name="Tabela9.B" style:family="table-column">
      <style:table-column-properties style:column-width="2.54cm" style:rel-column-width="9791*"/>
    </style:style>
    <style:style style:name="Tabela9.C" style:family="table-column">
      <style:table-column-properties style:column-width="3.949cm" style:rel-column-width="15224*"/>
    </style:style>
    <style:style style:name="Tabela9.D" style:family="table-column">
      <style:table-column-properties style:column-width="2.702cm" style:rel-column-width="10417*"/>
    </style:style>
    <style:style style:name="Tabela9.E" style:family="table-column">
      <style:table-column-properties style:column-width="3.286cm" style:rel-column-width="12667*"/>
    </style:style>
    <style:style style:name="Tabela9.F" style:family="table-column">
      <style:table-column-properties style:column-width="2.212cm" style:rel-column-width="8529*"/>
    </style:style>
    <style:style style:name="Tabela9.A1" style:family="table-cell">
      <style:table-cell-properties fo:padding="0cm" fo:border="none" style:writing-mode="pag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498cm" style:rel-column-width="32760*"/>
    </style:style>
    <style:style style:name="Tabela10.B" style:family="table-column">
      <style:table-column-properties style:column-width="8.502cm" style:rel-column-width="32775*"/>
    </style:style>
    <style:style style:name="Tabela10.A1" style:family="table-cell">
      <style:table-cell-properties fo:padding="0cm" fo:border="none" style:writing-mode="pag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8.5cm" style:rel-column-width="32767*"/>
    </style:style>
    <style:style style:name="Tabela11.B" style:family="table-column">
      <style:table-column-properties style:column-width="8.5cm" style:rel-column-width="32768*"/>
    </style:style>
    <style:style style:name="Tabela11.A1" style:family="table-cell">
      <style:table-cell-properties fo:padding="0cm" fo:border="none" style:writing-mode="page"/>
    </style:style>
    <style:style style:name="Tabela12" style:family="table">
      <style:table-properties style:width="18.8cm" fo:margin-left="-0.663cm" table:align="left"/>
    </style:style>
    <style:style style:name="Tabela12.A" style:family="table-column">
      <style:table-column-properties style:column-width="2.088cm"/>
    </style:style>
    <style:style style:name="Tabela12.B" style:family="table-column">
      <style:table-column-properties style:column-width="3.9cm"/>
    </style:style>
    <style:style style:name="Tabela12.C" style:family="table-column">
      <style:table-column-properties style:column-width="2.2cm"/>
    </style:style>
    <style:style style:name="Tabela12.D" style:family="table-column">
      <style:table-column-properties style:column-width="3.983cm"/>
    </style:style>
    <style:style style:name="Tabela12.E" style:family="table-column">
      <style:table-column-properties style:column-width="4.819cm"/>
    </style:style>
    <style:style style:name="Tabela12.F" style:family="table-column">
      <style:table-column-properties style:column-width="1.81cm"/>
    </style:style>
    <style:style style:name="Tabela12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justify" style:justify-single-word="false"/>
      <style:text-properties style:font-name="Arial" officeooo:rsid="0018a663" officeooo:paragraph-rsid="0018a663"/>
    </style:style>
    <style:style style:name="P2" style:family="paragraph" style:parent-style-name="Table_20_Contents">
      <style:paragraph-properties fo:text-align="justify" style:justify-single-word="false"/>
      <style:text-properties style:font-name="Arial" officeooo:rsid="0018a663" officeooo:paragraph-rsid="0018a663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8a663" officeooo:paragraph-rsid="001979fc"/>
    </style:style>
    <style:style style:name="P4" style:family="paragraph" style:parent-style-name="Table_20_Contents">
      <style:paragraph-properties fo:text-align="justify" style:justify-single-word="false"/>
      <style:text-properties style:font-name="Arial" officeooo:rsid="0018a663" officeooo:paragraph-rsid="001979fc"/>
    </style:style>
    <style:style style:name="P5" style:family="paragraph" style:parent-style-name="Standard">
      <style:paragraph-properties fo:text-align="center" style:justify-single-word="false"/>
      <style:text-properties style:font-name="Arial" officeooo:rsid="0018a663" officeooo:paragraph-rsid="0018a663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18a663" officeooo:paragraph-rsid="0018a663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018a663" officeooo:paragraph-rsid="001979fc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style="italic" officeooo:rsid="0018a663" officeooo:paragraph-rsid="0018a663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style="italic" officeooo:rsid="0018a663" officeooo:paragraph-rsid="001979fc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fo:font-style="italic" officeooo:rsid="001979fc" officeooo:paragraph-rsid="001979fc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fo:font-style="italic" fo:font-weight="normal" officeooo:rsid="0018a663" officeooo:paragraph-rsid="0018a663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style="normal" officeooo:rsid="0018a663" officeooo:paragraph-rsid="0018a663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style="normal" officeooo:rsid="0018a663" officeooo:paragraph-rsid="001979fc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18a663" officeooo:paragraph-rsid="0018a663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officeooo:rsid="0018a663" officeooo:paragraph-rsid="0018a663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size="12pt" officeooo:rsid="0018a663" officeooo:paragraph-rsid="0018a663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Arial"/>
    </style:style>
    <style:style style:name="P18" style:family="paragraph" style:parent-style-name="Table_20_Contents">
      <style:paragraph-properties fo:text-align="justify" style:justify-single-word="false"/>
      <style:text-properties style:font-name="Arial" officeooo:paragraph-rsid="0018a663"/>
    </style:style>
    <style:style style:name="P19" style:family="paragraph" style:parent-style-name="Table_20_Contents">
      <style:paragraph-properties fo:text-align="justify" style:justify-single-word="false"/>
      <style:text-properties style:font-name="Arial" officeooo:paragraph-rsid="001979fc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weight="bold" officeooo:rsid="0018a663" officeooo:paragraph-rsid="0018a663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weight="bold" officeooo:rsid="0018a663" officeooo:paragraph-rsid="001979fc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fo:font-weight="bold" officeooo:rsid="001979fc" officeooo:paragraph-rsid="001979fc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weight="bold" officeooo:rsid="001979fc" officeooo:paragraph-rsid="001979fc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weight="normal" officeooo:rsid="0018a663" officeooo:paragraph-rsid="0018a663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weight="normal" officeooo:rsid="0018a663" officeooo:paragraph-rsid="001979fc" style:font-weight-asian="normal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style:font-name="Arial" officeooo:rsid="001979fc" officeooo:paragraph-rsid="001979fc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rsid="001979fc" officeooo:paragraph-rsid="001979fc"/>
    </style:style>
    <style:style style:name="P28" style:family="paragraph" style:parent-style-name="Standard">
      <style:paragraph-properties fo:text-align="justify" style:justify-single-word="false"/>
      <style:text-properties officeooo:paragraph-rsid="001979fc"/>
    </style:style>
    <style:style style:name="P29" style:family="paragraph" style:parent-style-name="Standard">
      <style:paragraph-properties fo:text-align="justify" style:justify-single-word="false"/>
      <style:text-properties style:font-name="Arial" fo:font-weight="bold" officeooo:rsid="001979fc" officeooo:paragraph-rsid="001979fc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" fo:font-weight="normal" officeooo:rsid="001979fc" officeooo:paragraph-rsid="001979fc" style:font-weight-asian="normal" style:font-weight-complex="normal"/>
    </style:style>
    <style:style style:name="P31" style:family="paragraph" style:parent-style-name="Table_20_Contents" style:list-style-name="L1">
      <style:paragraph-properties fo:text-align="justify" style:justify-single-word="false"/>
      <style:text-properties style:font-name="Arial" officeooo:rsid="0018a663" officeooo:paragraph-rsid="0018a663"/>
    </style:style>
    <style:style style:name="P32" style:family="paragraph" style:parent-style-name="Table_20_Contents" style:list-style-name="L2">
      <style:paragraph-properties fo:text-align="justify" style:justify-single-word="false"/>
      <style:text-properties style:font-name="Arial" officeooo:rsid="0018a663" officeooo:paragraph-rsid="0018a663"/>
    </style:style>
    <style:style style:name="P33" style:family="paragraph" style:parent-style-name="Table_20_Contents" style:list-style-name="L3">
      <style:paragraph-properties fo:text-align="justify" style:justify-single-word="false"/>
      <style:text-properties style:font-name="Arial" officeooo:rsid="001979fc" officeooo:paragraph-rsid="001979fc"/>
    </style:style>
    <style:style style:name="P34" style:family="paragraph" style:parent-style-name="Table_20_Contents">
      <style:paragraph-properties fo:text-align="justify" style:justify-single-word="false"/>
      <style:text-properties style:font-name="Arial" officeooo:rsid="001979fc" officeooo:paragraph-rsid="001b1a19"/>
    </style:style>
    <style:style style:name="T1" style:family="text">
      <style:text-properties officeooo:rsid="0018a663"/>
    </style:style>
    <style:style style:name="T2" style:family="text">
      <style:text-properties style:font-name="Arial" officeooo:rsid="0018a663"/>
    </style:style>
    <style:style style:name="T3" style:family="text">
      <style:text-properties style:font-name="Arial" fo:font-weight="bold" officeooo:rsid="0018a663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79fc" style:font-weight-asian="bold" style:font-weight-complex="bold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10pt" fo:font-style="italic" officeooo:rsid="001979fc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1979fc" style:font-size-asian="8.75pt" style:font-style-asian="italic" style:font-size-complex="10pt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979fc" style:font-weight-asian="normal" style:font-weight-complex="normal"/>
    </style:style>
    <style:style style:name="T11" style:family="text">
      <style:text-properties officeooo:rsid="001979fc"/>
    </style:style>
    <style:style style:name="T12" style:family="text">
      <style:text-properties fo:font-size="12pt" fo:font-style="normal" officeooo:rsid="001979fc" style:font-size-asian="10.5pt" style:font-style-asian="normal" style:font-size-complex="12pt" style:font-style-complex="normal"/>
    </style:style>
    <style:style style:name="T13" style:family="text">
      <style:text-properties officeooo:rsid="001b1a1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Administrador deve ter acesso a todos os requisitos.</text:p>
      <text:p text:style-name="P1"/>
      <text:p text:style-name="P1">[RFS01] Cadastrar Cliente</text:p>
      <text:p text:style-name="P1"/>
      <text:p text:style-name="P1"><text:span text:style-name="T4">Atores</text:span>: Atendentes e Clientes *</text:p>
      <text:p text:style-name="P1"/>
      <text:p text:style-name="P1">O sistema permitirá ao atendente cadastrar novos clientes no sistema para que possam realizar pedidos posteriormente. O próprio cliente poderá se cadastrar sozinho. Devem ser preenchidos os seguintes atributos <text:span text:style-name="T4">obrigatoriamente</text:span>:</text:p>
      <text:p text:style-name="P5"/>
      <text:p text:style-name="P8">Tabela 01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0">Atributos</text:p>
          </table:table-cell>
          <table:table-cell table:style-name="Tabela1.A1" office:value-type="string">
            <text:p text:style-name="P20">Descrição</text:p>
          </table:table-cell>
        </table:table-row>
        <table:table-row>
          <table:table-cell table:style-name="Tabela1.A1" office:value-type="string">
            <text:p text:style-name="P2">Nome</text:p>
          </table:table-cell>
          <table:table-cell table:style-name="Tabela1.A1" office:value-type="string">
            <text:p text:style-name="P2">Campo de texto de até 32 caracteres.</text:p>
          </table:table-cell>
        </table:table-row>
        <table:table-row>
          <table:table-cell table:style-name="Tabela1.A1" office:value-type="string">
            <text:p text:style-name="P2">CPF</text:p>
          </table:table-cell>
          <table:table-cell table:style-name="Tabela1.A1" office:value-type="string">
            <text:p text:style-name="P18"><text:span text:style-name="T1">D</text:span>everá ser <text:span text:style-name="T1">diferente para cada cliente, </text:span>validado <text:span text:style-name="T1">n</text:span>o formato 000.000.000-00 <text:span text:style-name="T1">(Deve haver um exemplo do formato para guiar o usuário)</text:span>.</text:p>
            <text:p text:style-name="P18"><text:s/><text:span text:style-name="T1">Será utilizado como identificador único em funcionalidades subsequentes.</text:span></text:p>
          </table:table-cell>
        </table:table-row>
        <table:table-row>
          <table:table-cell table:style-name="Tabela1.A1" office:value-type="string">
            <text:p text:style-name="P2">Endereço</text:p>
          </table:table-cell>
          <table:table-cell table:style-name="Tabela1.A1" office:value-type="string">
            <text:p text:style-name="P2">Campo de texto de até 64 caracteres.</text:p>
          </table:table-cell>
        </table:table-row>
        <table:table-row>
          <table:table-cell table:style-name="Tabela1.A1" office:value-type="string">
            <text:p text:style-name="P2">Gênero</text:p>
          </table:table-cell>
          <table:table-cell table:style-name="Tabela1.A1" office:value-type="string">
            <text:p text:style-name="P2">Campo de escolha fechada com as seguintes opções:</text:p>
            <text:list text:style-name="L1">
              <text:list-item>
                <text:p text:style-name="P31">Masculino;</text:p>
              </text:list-item>
              <text:list-item>
                <text:p text:style-name="P31">Feminino;</text:p>
              </text:list-item>
              <text:list-item>
                <text:p text:style-name="P31">Outros.</text:p>
              </text:list-item>
            </text:list>
          </table:table-cell>
        </table:table-row>
        <table:table-row>
          <table:table-cell table:style-name="Tabela1.A1" office:value-type="string">
            <text:p text:style-name="P2">Telefone</text:p>
          </table:table-cell>
          <table:table-cell table:style-name="Tabela1.A1" office:value-type="string">
            <text:p text:style-name="P2">Campo de texto numérico de 11 dígitos. Deve haver um exemplo do formato (00 0 0000 0000) para guiar o usuário.</text:p>
          </table:table-cell>
        </table:table-row>
        <table:table-row>
          <table:table-cell table:style-name="Tabela1.A1" office:value-type="string">
            <text:p text:style-name="P2">E-mail</text:p>
          </table:table-cell>
          <table:table-cell table:style-name="Tabela1.A1" office:value-type="string">
            <text:p text:style-name="P2">Campo de texto com máximo de 50 caracteres.</text:p>
          </table:table-cell>
        </table:table-row>
      </table:table>
      <text:p text:style-name="P1">O sistema deve salvar o ano de cadastro do cliente.</text:p>
      <text:p text:style-name="P1"/>
      <text:p text:style-name="P1"/>
      <text:p text:style-name="P1"><text:span text:style-name="T4">Prioridade</text:span>: [X]Essencial<text:tab/><text:tab/><text:tab/>[ ]Importante<text:tab/><text:tab/><text:tab/><text:tab/>[ ]Desejável</text:p>
      <text:p text:style-name="P1"/>
      <text:p text:style-name="P1"/>
      <text:p text:style-name="P1">[RFS02] Buscar Cliente</text:p>
      <text:p text:style-name="P1"/>
      <text:p text:style-name="P1"><text:span text:style-name="T4">Atores</text:span>: Atendentes *</text:p>
      <text:p text:style-name="P1"/>
      <text:p text:style-name="P1">O sistema permitirá ao atendente buscar clientes específicos ou por grupos a partir dos seguintes filtros aplicados:</text:p>
      <text:p text:style-name="P1"/>
      <text:p text:style-name="P8">Tabela 02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Filtro</text:p>
          </table:table-cell>
          <table:table-cell table:style-name="Tabela2.A1" office:value-type="string">
            <text:p text:style-name="P20">Descrição</text:p>
          </table:table-cell>
        </table:table-row>
        <table:table-row>
          <table:table-cell table:style-name="Tabela2.A1" office:value-type="string">
            <text:p text:style-name="P2">CPF</text:p>
          </table:table-cell>
          <table:table-cell table:style-name="Tabela2.A1" office:value-type="string">
            <text:p text:style-name="P2">Atuará como identificador único caso a busca seja a um cliente específico.</text:p>
          </table:table-cell>
        </table:table-row>
        <table:table-row>
          <table:table-cell table:style-name="Tabela2.A1" office:value-type="string">
            <text:p text:style-name="P2">Gênero</text:p>
          </table:table-cell>
          <table:table-cell table:style-name="Tabela2.A1" office:value-type="string">
            <text:p text:style-name="P2">Campo de escolha fechada com as seguintes opções:</text:p>
            <text:list text:continue-numbering="true" text:style-name="L1">
              <text:list-item>
                <text:p text:style-name="P31">Masculino;</text:p>
              </text:list-item>
              <text:list-item>
                <text:p text:style-name="P31">Feminino;</text:p>
              </text:list-item>
              <text:list-item>
                <text:p text:style-name="P31">Outros.</text:p>
              </text:list-item>
            </text:list>
          </table:table-cell>
        </table:table-row>
        <table:table-row>
          <table:table-cell table:style-name="Tabela2.A1" office:value-type="string">
            <text:p text:style-name="P2">Ano de cadastro</text:p>
          </table:table-cell>
          <table:table-cell table:style-name="Tabela2.A1" office:value-type="string">
            <text:p text:style-name="P2">Campo numérico</text:p>
          </table:table-cell>
        </table:table-row>
      </table:table>
      <text:p text:style-name="P1"><text:soft-page-break/>Caso nenhum filtro seja aplicado, deverá ser apresentada uma lista com todos os clientes cadastrados.</text:p>
      <text:p text:style-name="P1"/>
      <text:p text:style-name="P1">O resultado da busca deve ser bem como a seguinte:</text:p>
      <text:p text:style-name="P1"/>
      <text:p text:style-name="P8">Tabela 03</text:p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20">Nome</text:p>
          </table:table-cell>
          <table:table-cell table:style-name="Tabela3.A1" office:value-type="string">
            <text:p text:style-name="P20">CPF</text:p>
          </table:table-cell>
          <table:table-cell table:style-name="Tabela3.A1" office:value-type="string">
            <text:p text:style-name="P20">Gênero</text:p>
          </table:table-cell>
          <table:table-cell table:style-name="Tabela3.A1" office:value-type="string">
            <text:p text:style-name="P20">Ano de cadastro</text:p>
          </table:table-cell>
          <table:table-cell table:style-name="Tabela3.A1" office:value-type="string">
            <text:p text:style-name="P20">Ações</text:p>
          </table:table-cell>
        </table:table-row>
        <table:table-row>
          <table:table-cell table:style-name="Tabela3.A1" office:value-type="string">
            <text:p text:style-name="P2">Fulano de Tal</text:p>
          </table:table-cell>
          <table:table-cell table:style-name="Tabela3.A1" office:value-type="string">
            <text:p text:style-name="P2">12345678901</text:p>
          </table:table-cell>
          <table:table-cell table:style-name="Tabela3.A1" office:value-type="string">
            <text:p text:style-name="P2">Masculino</text:p>
          </table:table-cell>
          <table:table-cell table:style-name="Tabela3.A1" office:value-type="string">
            <text:p text:style-name="P6">2024</text:p>
          </table:table-cell>
          <table:table-cell table:style-name="Tabela3.A1" office:value-type="string">
            <text:p text:style-name="P6">Editar/Excluir</text:p>
          </table:table-cell>
        </table:table-row>
        <table:table-row>
          <table:table-cell table:style-name="Tabela3.A1" office:value-type="string">
            <text:p text:style-name="P2">Ciclana</text:p>
          </table:table-cell>
          <table:table-cell table:style-name="Tabela3.A1" office:value-type="string">
            <text:p text:style-name="P2">10987654321</text:p>
          </table:table-cell>
          <table:table-cell table:style-name="Tabela3.A1" office:value-type="string">
            <text:p text:style-name="P2">Feminino</text:p>
          </table:table-cell>
          <table:table-cell table:style-name="Tabela3.A1" office:value-type="string">
            <text:p text:style-name="P6">2022</text:p>
          </table:table-cell>
          <table:table-cell table:style-name="Tabela3.A1" office:value-type="string">
            <text:p text:style-name="P6">Editar/Excluir</text:p>
          </table:table-cell>
        </table:table-row>
        <table:table-row>
          <table:table-cell table:style-name="Tabela3.A1" office:value-type="string">
            <text:p text:style-name="P17">...</text:p>
          </table:table-cell>
          <table:table-cell table:style-name="Tabela3.A1" office:value-type="string">
            <text:p text:style-name="P17">...</text:p>
          </table:table-cell>
          <table:table-cell table:style-name="Tabela3.A1" office:value-type="string">
            <text:p text:style-name="P17">...</text:p>
          </table:table-cell>
          <table:table-cell table:style-name="Tabela3.A1" office:value-type="string">
            <text:p text:style-name="P17">...</text:p>
          </table:table-cell>
          <table:table-cell table:style-name="Tabela3.A1" office:value-type="string">
            <text:p text:style-name="P17">...</text:p>
          </table:table-cell>
        </table:table-row>
      </table:table>
      <text:p text:style-name="P1">Caso a busca resulte em mais de um cliente, a exibição deverá ser ordenada do cadastro mais recente ao mais antigo.</text:p>
      <text:p text:style-name="P1"/>
      <text:p text:style-name="P1"><text:span text:style-name="T4">Prioridade</text:span>: [X]Essencial<text:tab/><text:tab/><text:tab/>[ ]Importante<text:tab/><text:tab/><text:tab/><text:tab/>[ ]Desejável</text:p>
      <text:p text:style-name="P1"/>
      <text:p text:style-name="P1"/>
      <text:p text:style-name="P1">[RFS03] Editar Cliente</text:p>
      <text:p text:style-name="P1"/>
      <text:p text:style-name="P1"><text:span text:style-name="T4">Atores</text:span>: Atendentes *</text:p>
      <text:p text:style-name="P1"/>
      <text:p text:style-name="P1">Permitir que os autores editem todas os atributos previamente cadastrados na <text:span text:style-name="T6">Tabela 01.</text:span></text:p>
      <text:p text:style-name="P12">Todas as validações aplicadas na hora do cadastro do cliente deverão ser mantidas nessa etapa.</text:p>
      <text:p text:style-name="P12"/>
      <text:p text:style-name="P1"><text:span text:style-name="T4">Prioridade</text:span>: [X]Essencial<text:tab/><text:tab/><text:tab/>[ ]Importante<text:tab/><text:tab/><text:tab/><text:tab/>[ ]Desejável</text:p>
      <text:p text:style-name="P1"/>
      <text:p text:style-name="P1"/>
      <text:p text:style-name="P1">[RFS04] Excluir Cliente</text:p>
      <text:p text:style-name="P1"/>
      <text:p text:style-name="P1"><text:span text:style-name="T4">Atores</text:span>: Atendentes *</text:p>
      <text:p text:style-name="P1"/>
      <text:p text:style-name="P1">Permitir aos atores a remoção de clientes do sistema.</text:p>
      <text:p text:style-name="P1">O ator apenas está permitido a deletar um cliente caso não haja nenhum pedido do cliente em andamento.</text:p>
      <text:p text:style-name="P1"/>
      <text:p text:style-name="P1"><text:span text:style-name="T4">Prioridade</text:span>: [X]Essencial<text:tab/><text:tab/><text:tab/>[ ]Importante<text:tab/><text:tab/><text:tab/><text:tab/>[ ]Desejável</text:p>
      <text:p text:style-name="P1"/>
      <text:p text:style-name="P22">====================================================================</text:p>
      <text:p text:style-name="P1"/>
      <text:p text:style-name="P1">[RFS0<text:span text:style-name="T11">5</text:span>] Inserir Feedback </text:p>
      <text:p text:style-name="P1"/>
      <text:p text:style-name="P1"><text:span text:style-name="T4">Atores</text:span>: Clientes </text:p>
      <text:p text:style-name="P1"/>
      <text:p text:style-name="P1">Possibilitará aos clientes com cadastro no sistema deixarem seus feedbacks sobre sua experiência na pizzaria. Todos os campos da tabela abaixo devem ser preenchidos <text:span text:style-name="T4">obrigatoriamente </text:span><text:span text:style-name="T9">para que o feedback seja enviado.</text:span></text:p>
      <text:p text:style-name="P24"/>
      <text:p text:style-name="P11">Tabela 04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5">Campo</text:p>
          </table:table-cell>
          <table:table-cell table:style-name="Tabela4.A1" office:value-type="string">
            <text:p text:style-name="P15">Descrição</text:p>
          </table:table-cell>
        </table:table-row>
        <table:table-row>
          <table:table-cell table:style-name="Tabela4.A1" office:value-type="string">
            <text:p text:style-name="P16">Nome</text:p>
          </table:table-cell>
          <table:table-cell table:style-name="Tabela4.A1" office:value-type="string">
            <text:p text:style-name="P16">Campo de texto de 32 caracteres.</text:p>
          </table:table-cell>
        </table:table-row>
        <table:table-row>
          <table:table-cell table:style-name="Tabela4.A1" office:value-type="string">
            <text:p text:style-name="P16">Data do feedback</text:p>
          </table:table-cell>
          <table:table-cell table:style-name="Tabela4.A1" office:value-type="string">
            <text:p text:style-name="P16">Data referente ao dia do envio do feedback. Apenas deve ser apresentada ao cliente porém sem possibilidade de alteração.</text:p>
          </table:table-cell>
        </table:table-row>
        <text:soft-page-break/>
        <table:table-row>
          <table:table-cell table:style-name="Tabela4.A1" office:value-type="string">
            <text:p text:style-name="P16">Nota</text:p>
          </table:table-cell>
          <table:table-cell table:style-name="Tabela4.A1" office:value-type="string">
            <text:p text:style-name="P16">Campo de escolha fechada com valores de 1 a 5.</text:p>
          </table:table-cell>
        </table:table-row>
        <table:table-row>
          <table:table-cell table:style-name="Tabela4.A1" office:value-type="string">
            <text:p text:style-name="P16">Comentário</text:p>
          </table:table-cell>
          <table:table-cell table:style-name="Tabela4.A1" office:value-type="string">
            <text:p text:style-name="P16">Campo de texto.</text:p>
          </table:table-cell>
        </table:table-row>
      </table:table>
      <text:p text:style-name="P14">O feedback será enviado aos administradores e atendentes e não poderá ser editado nem excluído por nenhum dos usuários.</text:p>
      <text:p text:style-name="P14"/>
      <text:p text:style-name="P1">[RFS0<text:span text:style-name="T11">6</text:span>] Consultar Feedbacks</text:p>
      <text:p text:style-name="P1"/>
      <text:p text:style-name="P1"><text:span text:style-name="T4">Atores</text:span><text:span text:style-name="T9">: Atendentes *</text:span></text:p>
      <text:p text:style-name="P24"/>
      <text:p text:style-name="P1">O sistema permitirá aos usuários a consulta aos feedbacks de clientes específicos, feedbacks de um mesmo dia e/ou ordenar a visualização das avaliações a partir do preenchimento dos filtros abaixo:</text:p>
      <text:p text:style-name="P1"/>
      <text:p text:style-name="P8">Tabela 05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0">Filtro</text:p>
          </table:table-cell>
          <table:table-cell table:style-name="Tabela5.A1" office:value-type="string">
            <text:p text:style-name="P20">Descrição</text:p>
          </table:table-cell>
        </table:table-row>
        <table:table-row>
          <table:table-cell table:style-name="Tabela5.A1" office:value-type="string">
            <text:p text:style-name="P2">Nome do cliente</text:p>
          </table:table-cell>
          <table:table-cell table:style-name="Tabela5.A1" office:value-type="string">
            <text:p text:style-name="P2">Campo de texto.</text:p>
          </table:table-cell>
        </table:table-row>
        <table:table-row>
          <table:table-cell table:style-name="Tabela5.A1" office:value-type="string">
            <text:p text:style-name="P2">Data do feedback</text:p>
          </table:table-cell>
          <table:table-cell table:style-name="Tabela5.A1" office:value-type="string">
            <text:p text:style-name="P2">Campo no formato de calendário (dd/mm/aaaa)</text:p>
          </table:table-cell>
        </table:table-row>
        <table:table-row>
          <table:table-cell table:style-name="Tabela5.A1" office:value-type="string">
            <text:p text:style-name="P2">Ordenação</text:p>
          </table:table-cell>
          <table:table-cell table:style-name="Tabela5.A1" office:value-type="string">
            <text:p text:style-name="P2">Campo de escolha fechada com as seguintes opções:</text:p>
            <text:list text:style-name="L2">
              <text:list-item>
                <text:p text:style-name="P32">Data – Mais antiga(default);</text:p>
              </text:list-item>
              <text:list-item>
                <text:p text:style-name="P32">Data – Mais recente;</text:p>
              </text:list-item>
              <text:list-item>
                <text:p text:style-name="P32">Nome do cliente A – Z;</text:p>
              </text:list-item>
              <text:list-item>
                <text:p text:style-name="P32">Nome do cliente Z – A.</text:p>
              </text:list-item>
            </text:list>
          </table:table-cell>
        </table:table-row>
      </table:table>
      <text:p text:style-name="P24">Caso nenhum filtro seja aplicado, todos os feedbacks serão apresentados.</text:p>
      <text:p text:style-name="P24"/>
      <text:p text:style-name="P24">A visualização deverá ocorrer da seguinte forma:</text:p>
      <text:p text:style-name="P24"/>
      <text:p text:style-name="P9">Tabela 0<text:span text:style-name="T11">6</text:span></text:p>
      <table:table table:name="Tabela6" table:style-name="Tabela6">
        <table:table-column table:style-name="Tabela6.A" table:number-columns-repeated="3"/>
        <table:table-column table:style-name="Tabela6.D"/>
        <table:table-row>
          <table:table-cell table:style-name="Tabela6.A1" office:value-type="string">
            <text:p text:style-name="P20">Nome</text:p>
          </table:table-cell>
          <table:table-cell table:style-name="Tabela6.A1" office:value-type="string">
            <text:p text:style-name="P20">Data</text:p>
          </table:table-cell>
          <table:table-cell table:style-name="Tabela6.A1" office:value-type="string">
            <text:p text:style-name="P20">Avaliação</text:p>
          </table:table-cell>
          <table:table-cell table:style-name="Tabela6.A1" office:value-type="string">
            <text:p text:style-name="P20">Comentário</text:p>
          </table:table-cell>
        </table:table-row>
        <table:table-row>
          <table:table-cell table:style-name="Tabela6.A1" office:value-type="string">
            <text:p text:style-name="P2">Beltrano</text:p>
          </table:table-cell>
          <table:table-cell table:style-name="Tabela6.A1" office:value-type="string">
            <text:p text:style-name="P2">01/01/2024</text:p>
          </table:table-cell>
          <table:table-cell table:style-name="Tabela6.A1" office:value-type="string">
            <text:p text:style-name="P6">5</text:p>
          </table:table-cell>
          <table:table-cell table:style-name="Tabela6.A1" office:value-type="string">
            <text:p text:style-name="P2">Muito saborosa!!</text:p>
          </table:table-cell>
        </table:table-row>
        <table:table-row>
          <table:table-cell table:style-name="Tabela6.A1" office:value-type="string">
            <text:p text:style-name="P2">Fulana</text:p>
          </table:table-cell>
          <table:table-cell table:style-name="Tabela6.A1" office:value-type="string">
            <text:p text:style-name="P2">29/12/2023</text:p>
          </table:table-cell>
          <table:table-cell table:style-name="Tabela6.A1" office:value-type="string">
            <text:p text:style-name="P6">3</text:p>
          </table:table-cell>
          <table:table-cell table:style-name="Tabela6.A1" office:value-type="string">
            <text:p text:style-name="P2">Demorou muito</text:p>
          </table:table-cell>
        </table:table-row>
        <table:table-row>
          <table:table-cell table:style-name="Tabela6.A1" office:value-type="string">
            <text:p text:style-name="P17">...</text:p>
          </table:table-cell>
          <table:table-cell table:style-name="Tabela6.A1" office:value-type="string">
            <text:p text:style-name="P17">...</text:p>
          </table:table-cell>
          <table:table-cell table:style-name="Tabela6.A1" office:value-type="string">
            <text:p text:style-name="P17">...</text:p>
          </table:table-cell>
          <table:table-cell table:style-name="Tabela6.A1" office:value-type="string">
            <text:p text:style-name="P17">...</text:p>
          </table:table-cell>
        </table:table-row>
      </table:table>
      <text:p text:style-name="P24"/>
      <text:p text:style-name="P22">====================================================================</text:p>
      <text:p text:style-name="P22"/>
      <text:p text:style-name="P3">[RFS0<text:span text:style-name="T11">7</text:span>] C<text:span text:style-name="T11">riar Pedido</text:span></text:p>
      <text:p text:style-name="P3"/>
      <text:p text:style-name="P3"><text:span text:style-name="T4">Atores</text:span>: Atendentes e Clientes *</text:p>
      <text:p text:style-name="P3"/>
      <text:p text:style-name="P3">O sistema permitirá ao atendente <text:span text:style-name="T11">criar pedidos quando o cliente estiver no salão</text:span>. O próprio cliente poderá <text:span text:style-name="T11">realizar um pedido de forma online</text:span>. Devem ser preenchidos os seguintes atributos::</text:p>
      <text:p text:style-name="P10">Preenchimento obrigatório**</text:p>
      <text:p text:style-name="P7"/>
      <text:p text:style-name="P9">Tabela 0<text:span text:style-name="T11">7</text:span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1">Atributos</text:p>
          </table:table-cell>
          <table:table-cell table:style-name="Tabela7.A1" office:value-type="string">
            <text:p text:style-name="P21">Descrição</text:p>
          </table:table-cell>
        </table:table-row>
        <table:table-row>
          <table:table-cell table:style-name="Tabela7.A1" office:value-type="string">
            <text:p text:style-name="P4">Nome<text:span text:style-name="T11">**</text:span></text:p>
          </table:table-cell>
          <table:table-cell table:style-name="Tabela7.A1" office:value-type="string">
            <text:p text:style-name="P4">Campo de texto de até 32 caracteres.</text:p>
          </table:table-cell>
        </table:table-row>
        <table:table-row>
          <table:table-cell table:style-name="Tabela7.A1" office:value-type="string">
            <text:p text:style-name="P4">CPF<text:span text:style-name="T11">**</text:span></text:p>
          </table:table-cell>
          <table:table-cell table:style-name="Tabela7.A1" office:value-type="string">
            <text:p text:style-name="P19"><text:span text:style-name="T1">D</text:span>everá ser <text:span text:style-name="T1">diferente para cada cliente, </text:span>validado <text:span text:style-name="T1">n</text:span>o formato 000.000.000-00 <text:span text:style-name="T1">(Deve haver um exemplo do formato para guiar o usuário)</text:span>.</text:p>
            <text:p text:style-name="P19"><text:soft-page-break/><text:s/><text:span text:style-name="T1">Será utilizado como identificador único em funcionalidades subsequentes.</text:span></text:p>
          </table:table-cell>
        </table:table-row>
        <table:table-row>
          <table:table-cell table:style-name="Tabela7.A1" office:value-type="string">
            <text:p text:style-name="P4">Endereço<text:span text:style-name="T11">**</text:span></text:p>
          </table:table-cell>
          <table:table-cell table:style-name="Tabela7.A1" office:value-type="string">
            <text:p text:style-name="P4">Campo de texto de até 64 caracteres.</text:p>
          </table:table-cell>
        </table:table-row>
        <table:table-row>
          <table:table-cell table:style-name="Tabela7.A1" office:value-type="string">
            <text:p text:style-name="P4">Telefone<text:span text:style-name="T11">**</text:span></text:p>
          </table:table-cell>
          <table:table-cell table:style-name="Tabela7.A1" office:value-type="string">
            <text:p text:style-name="P4">Campo de texto numérico.</text:p>
          </table:table-cell>
        </table:table-row>
        <table:table-row>
          <table:table-cell table:style-name="Tabela7.A1" office:value-type="string">
            <text:p text:style-name="P26">CEP**</text:p>
          </table:table-cell>
          <table:table-cell table:style-name="Tabela7.A1" office:value-type="string">
            <text:p text:style-name="P4">Campo de texto <text:span text:style-name="T11">no formato XXXXX-XXX (</text:span>Deve haver um exemplo do formato para guiar o usuário)<text:span text:style-name="T11">.</text:span></text:p>
          </table:table-cell>
        </table:table-row>
        <table:table-row>
          <table:table-cell table:style-name="Tabela7.A1" office:value-type="string">
            <text:p text:style-name="P26">Pizza**</text:p>
          </table:table-cell>
          <table:table-cell table:style-name="Tabela7.A1" office:value-type="string">
            <text:p text:style-name="P26">Campo multi-valorado contendo todos os sabores de pizza disponíveis até então. <text:span text:style-name="T13">(Ao selecionar uma opção, uma imagem do pedido deve ser mostrada)</text:span></text:p>
          </table:table-cell>
        </table:table-row>
        <table:table-row>
          <table:table-cell table:style-name="Tabela7.A1" office:value-type="string">
            <text:p text:style-name="P26">Acompanhamento</text:p>
          </table:table-cell>
          <table:table-cell table:style-name="Tabela7.A1" office:value-type="string">
            <text:p text:style-name="P26">Campo multi-valorado contendo todos os acompanhamentos disponíveis até então.</text:p>
            <text:p text:style-name="P34">Deve ser selecionado a opção “Nenhum” como default. <text:span text:style-name="T13">(Ao selecionar uma opção, uma imagem do pedido deve ser mostrada)</text:span></text:p>
          </table:table-cell>
        </table:table-row>
        <table:table-row>
          <table:table-cell table:style-name="Tabela7.A1" office:value-type="string">
            <text:p text:style-name="P26">Forma de Pagamento**</text:p>
          </table:table-cell>
          <table:table-cell table:style-name="Tabela7.A1" office:value-type="string">
            <text:p text:style-name="P26">Campo de escolha fechada com as seguintes opções:</text:p>
            <text:list text:style-name="L3">
              <text:list-item>
                <text:p text:style-name="P33">Dinheiro;</text:p>
              </text:list-item>
              <text:list-item>
                <text:p text:style-name="P33">Cartão;</text:p>
              </text:list-item>
              <text:list-item>
                <text:p text:style-name="P33">PIX.</text:p>
              </text:list-item>
            </text:list>
            <text:p text:style-name="P26"/>
            <text:p text:style-name="P26">Caso a opção marcada venha a ser dinheiro, um novo campo deve surgir solicitando a quantia a ser paga a fim de saber a quantia de troco necessário.</text:p>
          </table:table-cell>
        </table:table-row>
      </table:table>
      <text:p text:style-name="P3">O sistema deve <text:span text:style-name="T11">gerar um ID único para cada pedido</text:span>.</text:p>
      <text:p text:style-name="P3"/>
      <text:p text:style-name="P3"/>
      <text:p text:style-name="P3"><text:span text:style-name="T4">Prioridade</text:span>: [X]Essencial<text:tab/><text:tab/><text:tab/>[ ]Importante<text:tab/><text:tab/><text:tab/><text:tab/>[ ]Desejável</text:p>
      <text:p text:style-name="P3"/>
      <text:p text:style-name="P3">[RFS0<text:span text:style-name="T11">8</text:span>] Consultar <text:span text:style-name="T11">Pedidos</text:span></text:p>
      <text:p text:style-name="P3"/>
      <text:p text:style-name="P3"><text:span text:style-name="T4">Atores</text:span><text:span text:style-name="T9">: Atendentes *</text:span></text:p>
      <text:p text:style-name="P25"/>
      <text:p text:style-name="P3">O sistema permitirá aos <text:span text:style-name="T11">atendentes</text:span> consulta<text:span text:style-name="T11">r</text:span> aos <text:span text:style-name="T11">pedidos </text:span>de clientes específicos a partir do preenchimento dos <text:span text:style-name="T11">campos </text:span>abaixo:</text:p>
      <text:p text:style-name="P3"/>
      <text:p text:style-name="P9">Tabela 0<text:span text:style-name="T11">8</text:span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1">Filtro</text:p>
          </table:table-cell>
          <table:table-cell table:style-name="Tabela8.A1" office:value-type="string">
            <text:p text:style-name="P21">Descrição</text:p>
          </table:table-cell>
        </table:table-row>
        <table:table-row>
          <table:table-cell table:style-name="Tabela8.A1" office:value-type="string">
            <text:p text:style-name="P4">Nome do cliente</text:p>
          </table:table-cell>
          <table:table-cell table:style-name="Tabela8.A1" office:value-type="string">
            <text:p text:style-name="P4">Campo de texto.</text:p>
          </table:table-cell>
        </table:table-row>
        <table:table-row>
          <table:table-cell table:style-name="Tabela8.A1" office:value-type="string">
            <text:p text:style-name="P26">ID do pedido</text:p>
          </table:table-cell>
          <table:table-cell table:style-name="Tabela8.A1" office:value-type="string">
            <text:p text:style-name="P26">Campo de texto.</text:p>
          </table:table-cell>
        </table:table-row>
      </table:table>
      <text:p text:style-name="P25">Caso nenhum <text:span text:style-name="T11">campo </text:span>seja <text:span text:style-name="T11">preenchido</text:span>, todos os <text:span text:style-name="T11">pedidos </text:span>serão apresentados.</text:p>
      <text:p text:style-name="P25"/>
      <text:p text:style-name="P25">A visualização deverá ocorrer da seguinte forma:</text:p>
      <text:p text:style-name="P25"/>
      <text:p text:style-name="P9">Tabela 0<text:span text:style-name="T11">9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office:value-type="string">
            <text:p text:style-name="P23">ID</text:p>
          </table:table-cell>
          <table:table-cell table:style-name="Tabela9.A1" office:value-type="string">
            <text:p text:style-name="P21">Nome</text:p>
          </table:table-cell>
          <table:table-cell table:style-name="Tabela9.A1" office:value-type="string">
            <text:p text:style-name="P23">Pedido</text:p>
          </table:table-cell>
          <table:table-cell table:style-name="Tabela9.A1" office:value-type="string">
            <text:p text:style-name="P23">Forma de Pagamento</text:p>
          </table:table-cell>
          <table:table-cell table:style-name="Tabela9.A1" office:value-type="string">
            <text:p text:style-name="P23">Observações</text:p>
          </table:table-cell>
          <table:table-cell table:style-name="Tabela9.A1" office:value-type="string">
            <text:p text:style-name="P23">Ações</text:p>
          </table:table-cell>
        </table:table-row>
        <table:table-row>
          <table:table-cell table:style-name="Tabela9.A1" office:value-type="string">
            <text:p text:style-name="P4">PED-0215 </text:p>
          </table:table-cell>
          <table:table-cell table:style-name="Tabela9.A1" office:value-type="string">
            <text:p text:style-name="P4">Beltrano</text:p>
          </table:table-cell>
          <table:table-cell table:style-name="Tabela9.A1" office:value-type="string">
            <text:p text:style-name="P26">Pizza do Cacique...</text:p>
          </table:table-cell>
          <table:table-cell table:style-name="Tabela9.A1" office:value-type="string">
            <text:p text:style-name="P27">Cartão</text:p>
          </table:table-cell>
          <table:table-cell table:style-name="Tabela9.A1" office:value-type="string">
            <text:p text:style-name="P26">Sem Azeitona.</text:p>
          </table:table-cell>
          <table:table-cell table:style-name="Tabela9.A1" office:value-type="string">
            <text:p text:style-name="P26">Editar</text:p>
            <text:p text:style-name="P26">Remover</text:p>
          </table:table-cell>
        </table:table-row>
        <table:table-row>
          <table:table-cell table:style-name="Tabela9.A1" office:value-type="string">
            <text:p text:style-name="P4">PED-12<text:span text:style-name="T11">84</text:span></text:p>
          </table:table-cell>
          <table:table-cell table:style-name="Tabela9.A1" office:value-type="string">
            <text:p text:style-name="P4">Fulana</text:p>
          </table:table-cell>
          <table:table-cell table:style-name="Tabela9.A1" office:value-type="string">
            <text:p text:style-name="P26">Pizza de Mandioca...</text:p>
          </table:table-cell>
          <table:table-cell table:style-name="Tabela9.A1" office:value-type="string">
            <text:p text:style-name="P27">PIX</text:p>
          </table:table-cell>
          <table:table-cell table:style-name="Tabela9.A1" office:value-type="string">
            <text:p text:style-name="P26">Mandar ketchup.</text:p>
          </table:table-cell>
          <table:table-cell table:style-name="Tabela9.A1" office:value-type="string">
            <text:p text:style-name="P26">Editar</text:p>
            <text:p text:style-name="P26">Remover</text:p>
          </table:table-cell>
        </table:table-row>
        <text:soft-page-break/>
        <table:table-row>
          <table:table-cell table:style-name="Tabela9.A1" office:value-type="string">
            <text:p text:style-name="P19">...</text:p>
          </table:table-cell>
          <table:table-cell table:style-name="Tabela9.A1" office:value-type="string">
            <text:p text:style-name="P19">...</text:p>
          </table:table-cell>
          <table:table-cell table:style-name="Tabela9.A1" office:value-type="string">
            <text:p text:style-name="P19">...</text:p>
          </table:table-cell>
          <table:table-cell table:style-name="Tabela9.A1" office:value-type="string">
            <text:p text:style-name="P19">...</text:p>
          </table:table-cell>
          <table:table-cell table:style-name="Tabela9.A1" office:value-type="string">
            <text:p text:style-name="P19">...</text:p>
          </table:table-cell>
          <table:table-cell table:style-name="Tabela9.A1" office:value-type="string">
            <text:p text:style-name="P19">...</text:p>
          </table:table-cell>
        </table:table-row>
      </table:table>
      <text:p text:style-name="P22"/>
      <text:p text:style-name="P3">[RFS0<text:span text:style-name="T11">9</text:span>] Editar <text:span text:style-name="T11">Pedido</text:span></text:p>
      <text:p text:style-name="P3"/>
      <text:p text:style-name="P3"><text:span text:style-name="T4">Atores</text:span>: Atendentes *</text:p>
      <text:p text:style-name="P3"/>
      <text:p text:style-name="P3">Permitir que o <text:span text:style-name="T11">atendente</text:span> edite todas os atributos previamente cadastrados na <text:span text:style-name="T6">Tabela 0</text:span><text:span text:style-name="T7">7</text:span><text:span text:style-name="T12"> a partir do botão “</text:span><text:span text:style-name="T8">Editar”</text:span><text:span text:style-name="T12"> proveniente do menu criado no [RFS08]</text:span><text:span text:style-name="T6">.</text:span></text:p>
      <text:p text:style-name="P13"/>
      <text:p text:style-name="P3"><text:span text:style-name="T4">Prioridade</text:span>: [ ]Essencial<text:tab/><text:tab/><text:tab/>[<text:span text:style-name="T11">X</text:span>]Importante<text:tab/><text:tab/><text:tab/> <text:s text:c="7"/>[ ]Desejável</text:p>
      <text:p text:style-name="P3"/>
      <text:p text:style-name="P3"/>
      <text:p text:style-name="P3">[RFS<text:span text:style-name="T11">10</text:span>] Excluir <text:span text:style-name="T11">Pedido</text:span></text:p>
      <text:p text:style-name="P3"/>
      <text:p text:style-name="P3"><text:span text:style-name="T4">Atores</text:span>: Atendentes *</text:p>
      <text:p text:style-name="P3"/>
      <text:p text:style-name="P3">Permitir que o <text:span text:style-name="T11">atendente</text:span> <text:span text:style-name="T11">remova os pedidos</text:span> de clientes <text:span text:style-name="T11">n</text:span>o sistema <text:span text:style-name="T12">a partir do botão “</text:span><text:span text:style-name="T8">Remover” </text:span><text:span text:style-name="T12">proveniente do menu criado no [RFS08]</text:span><text:span text:style-name="T6">.</text:span>.</text:p>
      <text:p text:style-name="P3">O ator apenas está permitido a deletar um cliente caso não haja nenhum pedido do cliente em andamento.</text:p>
      <text:p text:style-name="P3"/>
      <text:p text:style-name="P3"><text:span text:style-name="T4">Prioridade</text:span>: [X]Essencial<text:tab/><text:tab/><text:tab/>[ ]Importante<text:tab/><text:tab/><text:tab/><text:tab/>[ ]Desejável</text:p>
      <text:p text:style-name="P3"/>
      <text:p text:style-name="P22">====================================================================</text:p>
      <text:p text:style-name="P22"/>
      <text:p text:style-name="P3">[RFS<text:span text:style-name="T11">1</text:span>1] Cadastrar <text:span text:style-name="T11">Filial</text:span></text:p>
      <text:p text:style-name="P3"/>
      <text:p text:style-name="P3"><text:span text:style-name="T4">Atores</text:span>: A<text:span text:style-name="T11">dministradores</text:span></text:p>
      <text:p text:style-name="P3"/>
      <text:p text:style-name="P3">O sistema permitirá ao <text:span text:style-name="T11">administrador</text:span> cadastrar nov<text:span text:style-name="T11">as filiais</text:span> no sistema. Devem ser preenchidos os seguintes atributos <text:span text:style-name="T4">obrigatoriamente</text:span>:</text:p>
      <text:p text:style-name="P7"/>
      <text:p text:style-name="P9">Tabela <text:span text:style-name="T11">10</text:span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21">Atributos</text:p>
          </table:table-cell>
          <table:table-cell table:style-name="Tabela10.A1" office:value-type="string">
            <text:p text:style-name="P21">Descrição</text:p>
          </table:table-cell>
        </table:table-row>
        <table:table-row>
          <table:table-cell table:style-name="Tabela10.A1" office:value-type="string">
            <text:p text:style-name="P4">Nome <text:span text:style-name="T11">da filial</text:span></text:p>
          </table:table-cell>
          <table:table-cell table:style-name="Tabela10.A1" office:value-type="string">
            <text:p text:style-name="P4">Campo de texto de até 32 caracteres.</text:p>
          </table:table-cell>
        </table:table-row>
        <table:table-row>
          <table:table-cell table:style-name="Tabela10.A1" office:value-type="string">
            <text:p text:style-name="P4">C<text:span text:style-name="T11">NPJ</text:span></text:p>
          </table:table-cell>
          <table:table-cell table:style-name="Tabela10.A1" office:value-type="string">
            <text:p text:style-name="P19"><text:span text:style-name="T1">D</text:span>everá ser <text:span text:style-name="T1">diferente para cada cliente, </text:span>validado <text:span text:style-name="T1">n</text:span>o formato <text:span text:style-name="T11">XX.XXX.XXX/0001-XX</text:span> <text:span text:style-name="T1">(Deve haver um exemplo do formato para guiar o usuário)</text:span>.</text:p>
          </table:table-cell>
        </table:table-row>
        <table:table-row>
          <table:table-cell table:style-name="Tabela10.A1" office:value-type="string">
            <text:p text:style-name="P26">Nome do Responsável</text:p>
          </table:table-cell>
          <table:table-cell table:style-name="Tabela10.A1" office:value-type="string">
            <text:p text:style-name="P4">Campo de texto de até 32 caracteres.</text:p>
          </table:table-cell>
        </table:table-row>
        <table:table-row>
          <table:table-cell table:style-name="Tabela10.A1" office:value-type="string">
            <text:p text:style-name="P2">CPF</text:p>
          </table:table-cell>
          <table:table-cell table:style-name="Tabela10.A1" office:value-type="string">
            <text:p text:style-name="P18"><text:span text:style-name="T1">D</text:span>everá ser <text:span text:style-name="T1">diferente para cada cliente, </text:span>validado <text:span text:style-name="T1">n</text:span>o formato 000.000.000-00 <text:span text:style-name="T1">(Deve haver um exemplo do formato para guiar o usuário)</text:span>.</text:p>
          </table:table-cell>
        </table:table-row>
        <table:table-row>
          <table:table-cell table:style-name="Tabela10.A1" office:value-type="string">
            <text:p text:style-name="P4">Telefone <text:span text:style-name="T11">Principal</text:span></text:p>
          </table:table-cell>
          <table:table-cell table:style-name="Tabela10.A1" office:value-type="string">
            <text:p text:style-name="P4">Campo de texto numérico de 11 dígitos. Deve haver um exemplo do formato (00 0 0000 0000) para guiar o usuário.</text:p>
          </table:table-cell>
        </table:table-row>
        <table:table-row>
          <table:table-cell table:style-name="Tabela10.A1" office:value-type="string">
            <text:p text:style-name="P4">E-mail</text:p>
          </table:table-cell>
          <table:table-cell table:style-name="Tabela10.A1" office:value-type="string">
            <text:p text:style-name="P4">Campo de texto com máximo de 50 caracteres.</text:p>
            <text:p text:style-name="P26">Deve haver um exemplo para guiar o usuário (responsável@dominio.com).</text:p>
          </table:table-cell>
        </table:table-row>
        <table:table-row>
          <table:table-cell table:style-name="Tabela10.A1" office:value-type="string">
            <text:p text:style-name="P4">Endereço</text:p>
          </table:table-cell>
          <table:table-cell table:style-name="Tabela10.A1" office:value-type="string">
            <text:p text:style-name="P4">Campo de texto de até 64 caracteres.</text:p>
          </table:table-cell>
        </table:table-row>
        <text:soft-page-break/>
        <table:table-row>
          <table:table-cell table:style-name="Tabela10.A1" office:value-type="string">
            <text:p text:style-name="P26">Número</text:p>
          </table:table-cell>
          <table:table-cell table:style-name="Tabela10.A1" office:value-type="string">
            <text:p text:style-name="P26">Campo numérico.</text:p>
          </table:table-cell>
        </table:table-row>
        <table:table-row>
          <table:table-cell table:style-name="Tabela10.A1" office:value-type="string">
            <text:p text:style-name="P26">CEP</text:p>
          </table:table-cell>
          <table:table-cell table:style-name="Tabela10.A1" office:value-type="string">
            <text:p text:style-name="P4">Campo de texto <text:span text:style-name="T11">no formato XXXXX-XXX (</text:span>Deve haver um exemplo do formato para guiar o usuário)<text:span text:style-name="T11">.</text:span></text:p>
          </table:table-cell>
        </table:table-row>
      </table:table>
      <text:p text:style-name="P3"/>
      <text:p text:style-name="P3"/>
      <text:p text:style-name="P3"><text:span text:style-name="T5">Prioridade: </text:span><text:span text:style-name="T10">[X]Essencial<text:tab/><text:tab/><text:tab/>[ ]Importante<text:tab/><text:tab/><text:tab/><text:tab/>[ ]Desejável</text:span></text:p>
      <text:p text:style-name="P30"/>
      <text:p text:style-name="P3">[RFS<text:span text:style-name="T11">12</text:span>] Consultar <text:span text:style-name="T11">Filiais</text:span></text:p>
      <text:p text:style-name="P3"/>
      <text:p text:style-name="P3"><text:span text:style-name="T4">Atores</text:span><text:span text:style-name="T9">: </text:span><text:span text:style-name="T10">Administradores</text:span></text:p>
      <text:p text:style-name="P25"/>
      <text:p text:style-name="P3">O sistema permitirá aos <text:span text:style-name="T11">administradores</text:span> consulta<text:span text:style-name="T11">r</text:span> a <text:span text:style-name="T11">lista de filiais</text:span> específic<text:span text:style-name="T11">a</text:span>s a partir do preenchimento dos <text:span text:style-name="T11">campos </text:span>abaixo:</text:p>
      <text:p text:style-name="P3"/>
      <text:p text:style-name="P9">Tabela <text:span text:style-name="T11">11</text:span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1">Filtro</text:p>
          </table:table-cell>
          <table:table-cell table:style-name="Tabela11.A1" office:value-type="string">
            <text:p text:style-name="P21">Descrição</text:p>
          </table:table-cell>
        </table:table-row>
        <table:table-row>
          <table:table-cell table:style-name="Tabela11.A1" office:value-type="string">
            <text:p text:style-name="P4">Nome d<text:span text:style-name="T11">a filial</text:span></text:p>
          </table:table-cell>
          <table:table-cell table:style-name="Tabela11.A1" office:value-type="string">
            <text:p text:style-name="P4">Campo de texto.</text:p>
          </table:table-cell>
        </table:table-row>
        <table:table-row>
          <table:table-cell table:style-name="Tabela11.A1" office:value-type="string">
            <text:p text:style-name="P26">Endereço</text:p>
          </table:table-cell>
          <table:table-cell table:style-name="Tabela11.A1" office:value-type="string">
            <text:p text:style-name="P26">Campo de texto.</text:p>
          </table:table-cell>
        </table:table-row>
        <table:table-row>
          <table:table-cell table:style-name="Tabela11.A1" office:value-type="string">
            <text:p text:style-name="P26">CEP</text:p>
          </table:table-cell>
          <table:table-cell table:style-name="Tabela11.A1" office:value-type="string">
            <text:p text:style-name="P4">Campo de texto <text:span text:style-name="T11">no formato XXXXX-XXX (</text:span>Deve haver um exemplo do formato para guiar o usuário)<text:span text:style-name="T11">.</text:span></text:p>
          </table:table-cell>
        </table:table-row>
      </table:table>
      <text:p text:style-name="P25">Caso nenhum <text:span text:style-name="T11">campo </text:span>seja <text:span text:style-name="T11">preenchido</text:span>, tod<text:span text:style-name="T11">as as filiais </text:span>serão apresentad<text:span text:style-name="T11">a</text:span>s.</text:p>
      <text:p text:style-name="P25"/>
      <text:p text:style-name="P25">A visualização deverá ocorrer da seguinte forma:</text:p>
      <text:p text:style-name="P25"/>
      <text:p text:style-name="P9">Tabela <text:span text:style-name="T11">12</text:span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row>
          <table:table-cell table:style-name="Tabela12.A1" office:value-type="string">
            <text:p text:style-name="P23">Nome da Filial</text:p>
          </table:table-cell>
          <table:table-cell table:style-name="Tabela12.A1" office:value-type="string">
            <text:p text:style-name="P23">CNPJ</text:p>
          </table:table-cell>
          <table:table-cell table:style-name="Tabela12.A1" office:value-type="string">
            <text:p text:style-name="P23">Telefone</text:p>
          </table:table-cell>
          <table:table-cell table:style-name="Tabela12.A1" office:value-type="string">
            <text:p text:style-name="P23">E-mail</text:p>
          </table:table-cell>
          <table:table-cell table:style-name="Tabela12.A1" office:value-type="string">
            <text:p text:style-name="P23">Endereço</text:p>
          </table:table-cell>
          <table:table-cell table:style-name="Tabela12.A1" office:value-type="string">
            <text:p text:style-name="P23">Ações</text:p>
          </table:table-cell>
        </table:table-row>
        <table:table-row>
          <table:table-cell table:style-name="Tabela12.A1" office:value-type="string">
            <text:p text:style-name="P27">Pizzaria Tupiniqui</text:p>
          </table:table-cell>
          <table:table-cell table:style-name="Tabela12.A1" office:value-type="string">
            <text:p text:style-name="P26">14.225.987/0001-55</text:p>
          </table:table-cell>
          <table:table-cell table:style-name="Tabela12.A1" office:value-type="string">
            <text:p text:style-name="P27">35 99905-9023</text:p>
          </table:table-cell>
          <table:table-cell table:style-name="Tabela12.A1" office:value-type="string">
            <text:p text:style-name="P26">shaulinmatadordeporco@gmail.com</text:p>
          </table:table-cell>
          <table:table-cell table:style-name="Tabela12.A1" office:value-type="string">
            <text:p text:style-name="P27">Rua Tamanduá Bandeira, 452</text:p>
          </table:table-cell>
          <table:table-cell table:style-name="Tabela12.A1" office:value-type="string">
            <text:p text:style-name="P26">Editar</text:p>
            <text:p text:style-name="P26">Remover</text:p>
          </table:table-cell>
        </table:table-row>
        <table:table-row>
          <table:table-cell table:style-name="Tabela12.A1" office:value-type="string">
            <text:p text:style-name="P27">Guarani Pizzas</text:p>
          </table:table-cell>
          <table:table-cell table:style-name="Tabela12.A1" office:value-type="string">
            <text:p text:style-name="P26">78.566.881/0001-03</text:p>
          </table:table-cell>
          <table:table-cell table:style-name="Tabela12.A1" office:value-type="string">
            <text:p text:style-name="P27">11 98856-2378</text:p>
          </table:table-cell>
          <table:table-cell table:style-name="Tabela12.A1" office:value-type="string">
            <text:p text:style-name="P26">flavindopneu@yahoo.com</text:p>
          </table:table-cell>
          <table:table-cell table:style-name="Tabela12.A1" office:value-type="string">
            <text:p text:style-name="P27">Av. Jair Messias Bolsonaro, 22</text:p>
          </table:table-cell>
          <table:table-cell table:style-name="Tabela12.A1" office:value-type="string">
            <text:p text:style-name="P26">Editar</text:p>
            <text:p text:style-name="P26">Remover</text:p>
          </table:table-cell>
        </table:table-row>
        <table:table-row>
          <table:table-cell table:style-name="Tabela12.A1" office:value-type="string">
            <text:p text:style-name="P19">...</text:p>
          </table:table-cell>
          <table:table-cell table:style-name="Tabela12.A1" office:value-type="string">
            <text:p text:style-name="P19">...</text:p>
          </table:table-cell>
          <table:table-cell table:style-name="Tabela12.A1" office:value-type="string">
            <text:p text:style-name="P19">...</text:p>
          </table:table-cell>
          <table:table-cell table:style-name="Tabela12.A1" office:value-type="string">
            <text:p text:style-name="P19">...</text:p>
          </table:table-cell>
          <table:table-cell table:style-name="Tabela12.A1" office:value-type="string">
            <text:p text:style-name="P19">...</text:p>
          </table:table-cell>
          <table:table-cell table:style-name="Tabela12.A1" office:value-type="string">
            <text:p text:style-name="P19">...</text:p>
          </table:table-cell>
        </table:table-row>
      </table:table>
      <text:p text:style-name="P3"/>
      <text:p text:style-name="P3">[RFS<text:span text:style-name="T11">13</text:span>] Editar <text:span text:style-name="T11">Filial</text:span></text:p>
      <text:p text:style-name="P3"/>
      <text:p text:style-name="P3"><text:span text:style-name="T4">Atores</text:span>: <text:span text:style-name="T11">Administradores</text:span> *</text:p>
      <text:p text:style-name="P3"/>
      <text:p text:style-name="P3">Permitir que o <text:span text:style-name="T11">administrador</text:span> edite todas os atributos previamente cadastrados na <text:span text:style-name="T6">Tabela </text:span><text:span text:style-name="T7">10 </text:span><text:span text:style-name="T12">a partir do botão “</text:span><text:span text:style-name="T8">Editar”</text:span><text:span text:style-name="T12"> proveniente do menu criado no [RFS12]</text:span><text:span text:style-name="T6">.</text:span></text:p>
      <text:p text:style-name="P13"/>
      <text:p text:style-name="P3"><text:span text:style-name="T4">Prioridade</text:span>: [ ]Essencial<text:tab/><text:tab/><text:tab/>[<text:span text:style-name="T11">X</text:span>]Importante<text:tab/><text:tab/><text:tab/> <text:s text:c="7"/>[ ]Desejável</text:p>
      <text:p text:style-name="P3"/>
      <text:p text:style-name="P3"/>
      <text:p text:style-name="P3">[RFS<text:span text:style-name="T11">14</text:span>] Excluir <text:span text:style-name="T11">Filial</text:span></text:p>
      <text:p text:style-name="P3"/>
      <text:p text:style-name="P3"><text:span text:style-name="T4">Atores</text:span>: Atendentes *</text:p>
      <text:p text:style-name="P3"/>
      <text:p text:style-name="P3">Permitir que o <text:span text:style-name="T11">atendente</text:span> <text:span text:style-name="T11">remova os pedidos</text:span> de clientes <text:span text:style-name="T11">n</text:span>o sistema <text:span text:style-name="T12">a partir do botão “</text:span><text:span text:style-name="T8">Remover” </text:span><text:span text:style-name="T12">proveniente do menu criado no [RFS12]</text:span><text:span text:style-name="T6">.</text:span>.</text:p>
      <text:p text:style-name="P3">O ator apenas está permitido a deletar um<text:span text:style-name="T11">a</text:span> <text:span text:style-name="T11">filial </text:span>caso não haja nenhum<text:span text:style-name="T11">a</text:span> <text:span text:style-name="T11">pendência</text:span> <text:span text:style-name="T11">com a empresa.</text:span></text:p>
      <text:p text:style-name="P3"><text:soft-page-break/></text:p>
      <text:p text:style-name="P28"><text:span text:style-name="T3">Prioridade</text:span><text:span text:style-name="T2">: [X]Essencial<text:tab/><text:tab/><text:tab/>[ ]Importante<text:tab/><text:tab/><text:tab/><text:tab/>[ ]Desejáve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23:38:30.395000000</meta:creation-date>
    <dc:date>2024-11-21T20:12:34.329000000</dc:date>
    <meta:editing-duration>PT2H56M36S</meta:editing-duration>
    <meta:editing-cycles>3</meta:editing-cycles>
    <meta:generator>LibreOffice/7.6.0.3$Windows_X86_64 LibreOffice_project/69edd8b8ebc41d00b4de3915dc82f8f0fc3b6265</meta:generator>
    <meta:document-statistic meta:table-count="12" meta:image-count="0" meta:object-count="0" meta:page-count="7" meta:paragraph-count="283" meta:word-count="1367" meta:character-count="8981" meta:non-whitespace-character-count="7837"/>
  </office:meta>
</office:document-meta>
</file>